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2.00pt" fo:font-weight="bold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 fo:font-style="italic"/>
    </style:style>
    <style:style style:name="T5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 fo:font-style="italic"/>
    </style:style>
    <style:style style:name="T6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 fo:font-style="italic"/>
    </style:style>
    <style:style style:name="T7" style:family="text">
      <style:text-properties fo:font-size="11.00pt" fo:font-weight="bold" fo:font-family="'Courier New'" style:font-family-asian="'Courier New'" style:font-family-complex="'Courier New'" fo:background-color="transparent" style:use-window-font-color="true" fo:font-style="italic"/>
    </style:style>
    <style:style style:name="T8" style:family="text">
      <style:text-properties fo:font-size="16.00pt" fo:font-weight="bold" fo:font-family="'Courier New'" style:font-family-asian="'Courier New'" style:font-family-complex="'Courier New'" fo:background-color="transparent" style:use-window-font-color="true" fo:font-style="italic"/>
    </style:style>
    <style:style style:name="T9" style:family="text">
      <style:text-properties fo:font-size="11.00pt" fo:font-weight="bold" fo:font-family="'Courier New'" style:font-family-asian="'Courier New'" style:font-family-complex="'Courier New'" fo:background-color="transparent" style:use-window-font-color="true" fo:font-style="italic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Logging Hibernate Events</text:span></text:p>
      <text:p text:style-name="P1"><text:span text:style-name="T1"/></text:p>
      <text:p text:style-name="P1"><text:span text:style-name="T2">use the log4j file, put it next to the Hibernate.cfg file to log Hibernate transactions/errors to the console. Also put the file in the lib folder. Page 59 in Hibernate in Action.</text:span></text:p>
      <text:p text:style-name="P1"><text:span text:style-name="T2">log4j.properties.</text:span></text:p>
      <text:p text:style-name="P1"><text:span text:style-name="T3"/></text:p>
      <text:p text:style-name="P1"><text:span text:style-name="T4"># Direct log messages to stdoutlog4j.appender.stdout=org.apache.log4j.ConsoleAppenderlog4j.appender.stdout.Target=System.outlog4j.appender.stdout.layout=org.apache.log4j.PatternLayoutlog4j.appender.stdout.layout.ConversionPattern=%d{ABSOLUTE}<text:s/></text:span><text:span text:style-name="T5">➥</text:span><text:span text:style-name="T6">%5p %c{1}:%L - %m%n# Root logger optionlog4j.rootLogger=INFO, stdout# Hibernate logging options (INFO only shows startup messages)log4j.logger.org.hibernate=INFO</text:span></text:p>
      <text:p text:style-name="P1"><text:span text:style-name="T6"># Log JDBC bind parameter runtime argumentslog4j.logger.org.hibernate.type=INFO</text:span></text:p>
      <text:p text:style-name="P1"><text:span text:style-name="T6"/></text:p>
      <text:p text:style-name="P1"><text:span text:style-name="T7">If you want to enable the collection of statistics through the configuration, and notprogrammatically,<text:s text:c="2"/>set<text:s text:c="2"/>the<text:s text:c="2"/>hibernate.generate_statistics<text:s text:c="2"/>configuration<text:s text:c="2"/>prop-erty to true.</text:span></text:p>
      <text:p text:style-name="P1"><text:span text:style-name="T7"/></text:p>
      <text:p text:style-name="P1"><text:span text:style-name="T8">Ant Build File on page 60</text:span><text:span text:style-name="T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